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Quicksand" svg:font-family="Quicksand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3.175cm"/>
      <style:text-properties style:use-window-font-color="true" style:font-name="Abyssinica SIL" fo:font-size="10pt" fo:font-weight="bold" style:font-name-asian="Quicksand" style:font-size-asian="10pt" style:font-weight-asian="bold" style:font-size-complex="10pt" style:font-weight-complex="bold"/>
      <style:map style:condition="is-true-formula([.$A$28] = &quot;NO&quot;)" style:apply-style-name="Untitled2" style:base-cell-address="Sheet1.B2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5.447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2.117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3.175cm"/>
      <style:text-properties style:use-window-font-color="true" style:font-name="Abyssinica SIL" fo:font-size="10pt" fo:font-weight="bold" style:font-size-asian="10pt" style:font-weight-asian="bold" style:font-size-complex="10pt" style:font-weight-complex="bold"/>
      <style:map style:condition="is-true-formula([.$A$28] = &quot;NO&quot;)" style:apply-style-name="Untitled2" style:base-cell-address="Sheet1.B2"/>
    </style:style>
    <style:style style:name="ce8" style:family="table-cell" style:parent-style-name="Default">
      <style:text-properties fo:color="#fffff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color="#ffffff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I28">
        <table:table-column table:style-name="co1" table:default-cell-style-name="ce10"/>
        <table:table-column table:style-name="co2" table:default-cell-style-name="ce5"/>
        <table:table-column table:style-name="co3" table:default-cell-style-name="ce9"/>
        <table:table-column table:style-name="co4" table:default-cell-style-name="ce10"/>
        <table:table-column table:style-name="co3" table:default-cell-style-name="ce12"/>
        <table:table-column table:style-name="co5" table:default-cell-style-name="ce10"/>
        <table:table-column table:style-name="co6" table:default-cell-style-name="ce9"/>
        <table:table-column table:style-name="co7" table:number-columns-repeated="1017" table:default-cell-style-name="ce10"/>
        <table:table-row table:style-name="ro1">
          <table:table-cell/>
          <table:table-cell table:style-name="ce4" office:value-type="string" calcext:value-type="string">
            <text:p>7x Jus de Mangue <text:s text:c="22"/></text:p>
          </table:table-cell>
          <table:table-cell office:value-type="string" calcext:value-type="string">
            <text:p><text:s/>4.400 l. <text:s/></text:p>
          </table:table-cell>
          <table:table-cell office:value-type="string" calcext:value-type="string">
            <text:p><text:s/>.......... en dl. </text:p>
          </table:table-cell>
          <table:table-cell office:value-type="currency" office:currency="CHF" office:value="13.2" calcext:value-type="currency">
            <text:p>13.20 CHF</text:p>
          </table:table-cell>
          <table:table-cell office:value-type="string" calcext:value-type="string">
            <text:p><text:s/>.......... CHF / 2.2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<text:s text:c="56"/>44 <text:s text:c="29"/>6.60 <text:s text:c="9"/>(2) <text:s text:c="20"/>92.4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9x Pomme <text:s text:c="30"/></text:p>
          </table:table-cell>
          <table:table-cell office:value-type="string" calcext:value-type="string">
            <text:p><text:s/>4.700 kg. </text:p>
          </table:table-cell>
          <table:table-cell office:value-type="string" calcext:value-type="string">
            <text:p><text:s/>.......... en g. <text:s/></text:p>
          </table:table-cell>
          <table:table-cell office:value-type="currency" office:currency="CHF" office:value="14.1" calcext:value-type="currency">
            <text:p>14.10 CHF</text:p>
          </table:table-cell>
          <table:table-cell office:value-type="string" calcext:value-type="string">
            <text:p><text:s/>.......... CHF / 2.350 kilo <text:s/>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<text:s text:c="56"/>4700 <text:s text:c="27"/>7.05 <text:s text:c="9"/>(2) <text:s text:c="20"/>126.9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7x Raisin <text:s text:c="29"/></text:p>
          </table:table-cell>
          <table:table-cell office:value-type="string" calcext:value-type="string">
            <text:p><text:s/>2.800 kg. </text:p>
          </table:table-cell>
          <table:table-cell office:value-type="string" calcext:value-type="string">
            <text:p><text:s/>.......... en g. <text:s/></text:p>
          </table:table-cell>
          <table:table-cell office:value-type="currency" office:currency="CHF" office:value="8.4" calcext:value-type="currency">
            <text:p>8.40 CHF</text:p>
          </table:table-cell>
          <table:table-cell office:value-type="string" calcext:value-type="string">
            <text:p><text:s/>.......... CHF / 1.400 kilo <text:s/>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<text:s text:c="56"/>2800 <text:s text:c="27"/>4.20 <text:s text:c="9"/>(2) <text:s text:c="20"/>58.8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4x Jus de Amande <text:s text:c="22"/></text:p>
          </table:table-cell>
          <table:table-cell office:value-type="string" calcext:value-type="string">
            <text:p><text:s/>4.100 l. <text:s/></text:p>
          </table:table-cell>
          <table:table-cell office:value-type="string" calcext:value-type="string">
            <text:p><text:s/>.......... en ml. </text:p>
          </table:table-cell>
          <table:table-cell office:value-type="currency" office:currency="CHF" office:value="12.3" calcext:value-type="currency">
            <text:p>12.30 CHF</text:p>
          </table:table-cell>
          <table:table-cell office:value-type="string" calcext:value-type="string">
            <text:p><text:s/>.......... CHF / 2.05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<text:s text:c="56"/>4100 <text:s text:c="27"/>6.15 <text:s text:c="9"/>(2) <text:s text:c="20"/>49.2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5x Jus de Prune <text:s text:c="23"/></text:p>
          </table:table-cell>
          <table:table-cell office:value-type="string" calcext:value-type="string">
            <text:p><text:s/>3.600 l. <text:s/></text:p>
          </table:table-cell>
          <table:table-cell office:value-type="string" calcext:value-type="string">
            <text:p><text:s/>.......... en ml. </text:p>
          </table:table-cell>
          <table:table-cell office:value-type="currency" office:currency="CHF" office:value="10.8" calcext:value-type="currency">
            <text:p>10.80 CHF</text:p>
          </table:table-cell>
          <table:table-cell office:value-type="string" calcext:value-type="string">
            <text:p><text:s/>.......... CHF / 1.8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<text:s text:c="56"/>3600 <text:s text:c="27"/>5.40 <text:s text:c="9"/>(2) <text:s text:c="20"/>54.0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114"/>===============================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Default"/>
          <table:table-cell table:style-name="ce16" office:value-type="string" calcext:value-type="string" table:number-columns-spanned="8" table:number-rows-spanned="1">
            <text:p><text:s text:c="110"/>Grand Total : ............... CHF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2"/>
          <table:table-cell table:style-name="ce17" office:value-type="float" office:value="381.3" calcext:value-type="float" table:number-columns-spanned="8" table:number-rows-spanned="1">
            <text:p>381.3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table:style-name="ce4" office:value-type="string" calcext:value-type="string">
            <text:p>7x Figue <text:s text:c="30"/></text:p>
          </table:table-cell>
          <table:table-cell office:value-type="string" calcext:value-type="string">
            <text:p><text:s/>3.500 kg. </text:p>
          </table:table-cell>
          <table:table-cell office:value-type="string" calcext:value-type="string">
            <text:p><text:s/>.......... en g. <text:s/></text:p>
          </table:table-cell>
          <table:table-cell office:value-type="currency" office:currency="CHF" office:value="10.5" calcext:value-type="currency">
            <text:p>10.50 CHF</text:p>
          </table:table-cell>
          <table:table-cell office:value-type="string" calcext:value-type="string">
            <text:p><text:s/>.......... CHF / 0.350 kilo <text:s/>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<text:s text:c="56"/>3500 <text:s text:c="27"/>1.05 <text:s text:c="9"/>(10) <text:s text:c="19"/>73.5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3x Jus de Fraise des bois <text:s text:c="13"/></text:p>
          </table:table-cell>
          <table:table-cell office:value-type="string" calcext:value-type="string">
            <text:p><text:s/>1.500 l. <text:s/></text:p>
          </table:table-cell>
          <table:table-cell office:value-type="string" calcext:value-type="string">
            <text:p><text:s/>.......... en cl. </text:p>
          </table:table-cell>
          <table:table-cell office:value-type="currency" office:currency="CHF" office:value="4.5" calcext:value-type="currency">
            <text:p>4.50 CHF</text:p>
          </table:table-cell>
          <table:table-cell office:value-type="string" calcext:value-type="string">
            <text:p><text:s/>.......... CHF / 1.0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<text:s text:c="56"/>150 <text:s text:c="28"/>3.00 <text:s text:c="9"/>(1.5) <text:s text:c="18"/>13.5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9x Jus de Ananas <text:s text:c="22"/></text:p>
          </table:table-cell>
          <table:table-cell office:value-type="string" calcext:value-type="string">
            <text:p><text:s/>4.500 l. <text:s/></text:p>
          </table:table-cell>
          <table:table-cell office:value-type="string" calcext:value-type="string">
            <text:p><text:s/>.......... en dl. </text:p>
          </table:table-cell>
          <table:table-cell office:value-type="currency" office:currency="CHF" office:value="13.5" calcext:value-type="currency">
            <text:p>13.50 CHF</text:p>
          </table:table-cell>
          <table:table-cell office:value-type="string" calcext:value-type="string">
            <text:p><text:s/>.......... CHF / 2.25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<text:s text:c="56"/>45 <text:s text:c="29"/>6.75 <text:s text:c="9"/>(2) <text:s text:c="20"/>121.5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4x Jus de Pêche <text:s text:c="23"/></text:p>
          </table:table-cell>
          <table:table-cell office:value-type="string" calcext:value-type="string">
            <text:p><text:s/>2.500 l. <text:s/></text:p>
          </table:table-cell>
          <table:table-cell office:value-type="string" calcext:value-type="string">
            <text:p><text:s/>.......... en ml. </text:p>
          </table:table-cell>
          <table:table-cell office:value-type="currency" office:currency="CHF" office:value="7.5" calcext:value-type="currency">
            <text:p>7.50 CHF</text:p>
          </table:table-cell>
          <table:table-cell office:value-type="string" calcext:value-type="string">
            <text:p><text:s/>.......... CHF / 0.50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<text:s text:c="56"/>2500 <text:s text:c="27"/>1.50 <text:s text:c="9"/>(5) <text:s text:c="20"/>30.0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6x Jus de Ananas <text:s text:c="22"/></text:p>
          </table:table-cell>
          <table:table-cell office:value-type="string" calcext:value-type="string">
            <text:p><text:s/>3.500 l. <text:s/></text:p>
          </table:table-cell>
          <table:table-cell office:value-type="string" calcext:value-type="string">
            <text:p><text:s/>.......... en ml. </text:p>
          </table:table-cell>
          <table:table-cell office:value-type="currency" office:currency="CHF" office:value="10.5" calcext:value-type="currency">
            <text:p>10.50 CHF</text:p>
          </table:table-cell>
          <table:table-cell office:value-type="string" calcext:value-type="string">
            <text:p><text:s/>.......... CHF / 1.750 litre </text:p>
          </table:table-cell>
          <table:table-cell office:value-type="string" calcext:value-type="string">
            <text:p><text:s/>Total : ............... CHF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3" office:value-type="string" calcext:value-type="string" table:number-columns-spanned="8" table:number-rows-spanned="1">
            <text:p><text:s text:c="56"/>3500 <text:s text:c="27"/>5.25 <text:s text:c="9"/>(2) <text:s text:c="20"/>63.00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<text:s text:c="114"/>===============================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Default"/>
          <table:table-cell table:style-name="ce16" office:value-type="string" calcext:value-type="string" table:number-columns-spanned="8" table:number-rows-spanned="1">
            <text:p><text:s text:c="110"/>Grand Total : ............... CHF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17" office:value-type="float" office:value="301.5" calcext:value-type="float" table:number-columns-spanned="8" table:number-rows-spanned="1">
            <text:p>301.5</text:p>
          </table:table-cell>
          <table:covered-table-cell table:style-name="ce20"/>
          <table:covered-table-cell table:style-name="ce2"/>
          <table:covered-table-cell table:style-name="ce23"/>
          <table:covered-table-cell table:style-name="ce2"/>
          <table:covered-table-cell table:style-name="ce20"/>
          <table:covered-table-cell table:number-columns-repeated="2" table:style-name="ce2"/>
          <table:table-cell table:style-name="ce2"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"/>
          <table:table-cell/>
          <table:table-cell table:style-name="ce11"/>
          <table:table-cell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B2 Sheet1.B4:Sheet1.B4 Sheet1.B6:Sheet1.B6 Sheet1.B8:Sheet1.B8 Sheet1.B10:Sheet1.B10 Sheet1.B14:Sheet1.B14 Sheet1.B16:Sheet1.B16 Sheet1.B18:Sheet1.B18 Sheet1.B20:Sheet1.B20 Sheet1.B22:Sheet1.B22 Sheet1.B24:Sheet1.B24 Sheet1.B28:Sheet1.B28">
            <calcext:condition calcext:apply-style-name="Untitled2" calcext:value="formula-is([.$A$28] = &quot;NO&quot;)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Chandas" svg:font-family="Chandas" style:font-pitch="variable"/>
    <style:font-face style:name="Quicksand" svg:font-family="Quicksand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CH">CHF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CH">CHF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ext-properties fo:color="#ffffff"/>
    </style:style>
  </office:styles>
  <office:automatic-styles>
    <style:page-layout style:name="Mpm1">
      <style:page-layout-properties fo:page-width="29.7cm" fo:page-height="21.001cm" style:num-format="1" style:print-orientation="landscape" fo:margin-top="0.101cm" fo:margin-bottom="0cm" fo:margin-left="0.78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.00.0000</text:date>, <text:time style:data-style-name="N2" text:time-value="07:27:25.075897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3:48:24.901585891</meta:creation-date>
    <dc:date>2022-03-02T08:27:26.706939132</dc:date>
    <meta:editing-duration>PT45M41S</meta:editing-duration>
    <meta:editing-cycles>10</meta:editing-cycles>
    <meta:generator>LibreOffice/6.4.7.2$Linux_X86_64 LibreOffice_project/40$Build-2</meta:generator>
    <meta:print-date>2022-03-02T08:27:23.875799451</meta:print-date>
    <meta:document-statistic meta:table-count="1" meta:cell-count="77" meta:object-count="0"/>
  </office:meta>
</office:document-meta>
</file>